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42B00004DEF54298B9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arial, sans-serif"/>
    <style:font-face style:name="OpenSymbol" svg:font-family="OpenSymbol"/>
    <style:font-face style:name="Times New Roman1" svg:font-family="'Times New Roman'"/>
    <style:font-face style:name="arial" svg:font-family="arial, sans-serif"/>
    <style:font-face style:name="inherit" svg:font-family="inherit"/>
    <style:font-face style:name="segoe uiregular" svg:font-family="'segoe uiregular'"/>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6.2681in" style:page-number="auto" fo:break-before="auto" fo:break-after="auto" table:align="left" fo:background-color="transparent" style:shadow="none" fo:keep-with-next="auto" style:may-break-between-rows="true" style:writing-mode="lr-tb">
        <style:background-image/>
      </style:table-properties>
    </style:style>
    <style:style style:name="Table1.A" style:family="table-column">
      <style:table-column-properties style:column-width="1.3972in"/>
    </style:style>
    <style:style style:name="Table1.B" style:family="table-column">
      <style:table-column-properties style:column-width="4.8708in"/>
    </style:style>
    <style:style style:name="Table1.A1" style:family="table-cell">
      <style:table-cell-properties style:vertical-align="middle" fo:background-color="#eae7e2" fo:padding="0.0194in" fo:border="none">
        <style:background-image/>
      </style:table-cell-properties>
    </style:style>
    <style:style style:name="Table1.A2" style:family="table-cell">
      <style:table-cell-properties style:vertical-align="middle" fo:padding="0.0194in" fo:border="none"/>
    </style:style>
    <style:style style:name="Table1.16" style:family="table-row">
      <style:table-row-properties fo:background-color="transparent" style:keep-together="true" fo:keep-together="auto">
        <style:background-image/>
      </style:table-row-properties>
    </style:style>
    <style:style style:name="Table1.A16" style:family="table-cell">
      <style:table-cell-properties style:vertical-align="middle" fo:background-color="transparent" fo:padding="0.0194in" fo:border="none" style:writing-mode="lr-tb">
        <style:background-image/>
      </style:table-cell-properties>
    </style:style>
    <style:style style:name="P1" style:family="paragraph" style:parent-style-name="Normal">
      <style:paragraph-properties fo:break-before="page"/>
      <style:text-properties fo:color="#000000" style:font-name="Cambria" style:font-name-complex="Arial"/>
    </style:style>
    <style:style style:name="P2" style:family="paragraph" style:parent-style-name="Subtitle">
      <style:paragraph-properties fo:text-align="end" style:justify-single-word="false"/>
    </style:style>
    <style:style style:name="P3" style:family="paragraph" style:parent-style-name="Normal">
      <style:text-properties fo:color="#000000" style:font-name="Cambria" style:font-name-complex="Arial"/>
    </style:style>
    <style:style style:name="P4" style:family="paragraph" style:parent-style-name="Heading_20_2">
      <style:text-properties style:font-name="Cambria"/>
    </style:style>
    <style:style style:name="P5" style:family="paragraph" style:parent-style-name="Table_20_Heading">
      <style:paragraph-properties fo:margin-left="0in" fo:margin-right="0in" fo:margin-top="0in" fo:margin-bottom="0in" fo:text-align="start" style:justify-single-word="false" fo:text-indent="0in" style:auto-text-indent="false" fo:padding="0in" fo:border="none"/>
    </style:style>
    <style:style style:name="P6" style:family="paragraph" style:parent-style-name="Table_20_Contents">
      <style:paragraph-properties fo:margin-left="0in" fo:margin-right="0in" fo:margin-top="0in" fo:margin-bottom="0in" fo:text-indent="0in" style:auto-text-indent="false" fo:padding="0.0193in" fo:border="0.0008in solid #eae7e2"/>
      <style:text-properties style:font-name="inherit"/>
    </style:style>
    <style:style style:name="P7" style:family="paragraph" style:parent-style-name="Table_20_Contents">
      <style:paragraph-properties fo:margin-left="0in" fo:margin-right="0in" fo:margin-top="0in" fo:margin-bottom="0in" fo:line-height="100%" fo:hyphenation-ladder-count="no-limit" fo:text-indent="0in" style:auto-text-indent="false" fo:padding="0.0193in" fo:border="0.0008in solid #eae7e2" style:text-autospace="none"/>
      <style:text-properties fo:hyphenate="false" fo:hyphenation-remain-char-count="0" fo:hyphenation-push-char-count="0"/>
    </style:style>
    <style:style style:name="P8" style:family="paragraph" style:parent-style-name="Table_20_Contents">
      <style:paragraph-properties fo:margin-left="0in" fo:margin-right="0in" fo:margin-top="0in" fo:margin-bottom="0in" fo:text-indent="0in" style:auto-text-indent="false" fo:padding="0in" fo:border="none"/>
    </style:style>
    <style:style style:name="P9" style:family="paragraph" style:parent-style-name="Table_20_Contents">
      <style:paragraph-properties fo:margin-left="0in" fo:margin-right="0in" fo:margin-top="0in" fo:margin-bottom="0in" fo:line-height="100%" fo:hyphenation-ladder-count="no-limit" fo:text-indent="0in" style:auto-text-indent="false" fo:padding="0in" fo:border="none" style:text-autospace="none"/>
      <style:text-properties fo:hyphenate="false" fo:hyphenation-remain-char-count="0" fo:hyphenation-push-char-count="0"/>
    </style:style>
    <style:style style:name="P10" style:family="paragraph" style:parent-style-name="Table_20_Contents">
      <style:paragraph-properties fo:margin-top="0in" fo:margin-bottom="0in" fo:padding="0.0193in" fo:border="0.0008in solid #eae7e2"/>
      <style:text-properties style:font-name="inherit"/>
    </style:style>
    <style:style style:name="P11" style:family="paragraph" style:parent-style-name="Heading_20_1">
      <style:paragraph-properties fo:break-before="page"/>
    </style:style>
    <style:style style:name="P12" style:family="paragraph" style:parent-style-name="Normal">
      <style:text-properties style:font-name="Cambria" fo:font-size="12pt" style:font-size-asian="12pt" style:font-size-complex="12pt"/>
    </style:style>
    <style:style style:name="P13" style:family="paragraph" style:parent-style-name="Normal" style:list-style-name="L5">
      <style:text-properties style:font-name="Cambria" fo:font-size="12pt" style:font-size-asian="12pt" style:font-size-complex="12pt"/>
    </style:style>
    <style:style style:name="P14" style:family="paragraph" style:parent-style-name="Normal" style:list-style-name="L4"/>
    <style:style style:name="P15" style:family="paragraph" style:parent-style-name="Normal" style:list-style-name="L6"/>
    <style:style style:name="P16" style:family="paragraph" style:parent-style-name="Title" style:master-page-name="MP0">
      <style:paragraph-properties style:page-number="auto" fo:break-before="page"/>
    </style:style>
    <style:style style:name="P17" style:family="paragraph" style:parent-style-name="Standard">
      <style:text-properties style:font-name="Cambria"/>
    </style:style>
    <style:style style:name="P18" style:family="paragraph" style:parent-style-name="Standard" style:list-style-name="L3">
      <style:text-properties style:font-name="Cambria"/>
    </style:style>
    <style:style style:name="P19" style:family="paragraph" style:parent-style-name="Standard" style:list-style-name="L2"/>
    <style:style style:name="P20" style:family="paragraph" style:parent-style-name="Standard" style:list-style-name="L15">
      <style:text-properties fo:font-weight="bold" style:font-weight-asian="bold" style:font-weight-complex="bold"/>
    </style:style>
    <style:style style:name="P21" style:family="paragraph" style:parent-style-name="Standard" style:list-style-name="L15"/>
    <style:style style:name="P22" style:family="paragraph" style:parent-style-name="Standard" style:list-style-name="L16"/>
    <style:style style:name="P23" style:family="paragraph" style:parent-style-name="Standard">
      <style:paragraph-properties fo:break-before="page"/>
    </style:style>
    <style:style style:name="T1" style:family="text">
      <style:text-properties fo:font-weight="bold" style:font-weight-asian="bold" style:font-weight-complex="bold"/>
    </style:style>
    <style:style style:name="T2" style:family="text">
      <style:text-properties style:font-name-asian="Calibri"/>
    </style:style>
    <style:style style:name="T3" style:family="text">
      <style:text-properties style:use-window-font-color="true" style:font-name="Cambria" fo:font-size="12pt" fo:font-weight="normal" style:font-name-asian="Calibri" style:font-size-asian="12pt" style:font-weight-asian="normal" style:font-size-complex="12pt" style:font-weight-complex="normal"/>
    </style:style>
    <style:style style:name="T4" style:family="text">
      <style:text-properties style:use-window-font-color="true" style:font-name-asian="Calibri"/>
    </style:style>
    <style:style style:name="T5" style:family="text">
      <style:text-properties style:use-window-font-color="true" fo:font-weight="normal" style:font-name-asian="Calibri" style:font-weight-asian="normal" style:font-weight-complex="normal"/>
    </style:style>
    <style:style style:name="T6" style:family="text">
      <style:text-properties fo:font-variant="normal" fo:text-transform="none" fo:color="#000000" style:font-name="Times New Roman1" fo:font-size="10pt" fo:letter-spacing="normal" fo:font-style="normal" fo:font-weight="normal"/>
    </style:style>
    <style:style style:name="T7" style:family="text">
      <style:text-properties fo:font-variant="normal" fo:text-transform="none" fo:color="#333333" style:font-name="Helvetica" fo:letter-spacing="normal" fo:font-style="normal" style:font-name-asian="Calibri"/>
    </style:style>
    <style:style style:name="T8" style:family="text">
      <style:text-properties fo:color="#333333" style:font-name="inherit" fo:font-weight="bold"/>
    </style:style>
    <style:style style:name="T9" style:family="text">
      <style:text-properties style:font-name="inherit" fo:font-weight="bold"/>
    </style:style>
    <style:style style:name="T10" style:family="text">
      <style:text-properties fo:color="#6f57b5" style:font-name="inherit" style:text-underline-style="solid" style:text-underline-width="auto" style:text-underline-color="font-color"/>
    </style:style>
    <style:style style:name="T11" style:family="text">
      <style:text-properties fo:color="#6f57b5" style:font-name="inherit" style:text-underline-style="solid" style:text-underline-width="auto" style:text-underline-color="font-color" fo:font-weight="bold"/>
    </style:style>
    <style:style style:name="T12" style:family="text">
      <style:text-properties fo:color="#6f57b5" style:font-name="inherit" fo:font-weight="bold"/>
    </style:style>
    <style:style style:name="T13" style:family="text">
      <style:text-properties fo:color="#6f57b5" style:font-name="inherit" style:text-underline-style="none"/>
    </style:style>
    <style:style style:name="T14" style:family="text">
      <style:text-properties fo:color="#6f57b5" style:font-name="inherit" style:text-underline-style="none" fo:font-weight="bold"/>
    </style:style>
    <style:style style:name="T15" style:family="text">
      <style:text-properties style:text-underline-style="solid" style:text-underline-width="auto" style:text-underline-color="font-color"/>
    </style:style>
    <style:style style:name="T16" style:family="text">
      <style:text-properties fo:color="#000000" style:font-name="inherit" fo:font-size="12pt" style:font-size-asian="12pt" style:font-name-complex="Arial" style:font-size-complex="12pt"/>
    </style:style>
    <style:style style:name="T17" style:family="text">
      <style:text-properties fo:color="#000000" style:font-name="inherit" fo:font-size="12pt" style:text-underline-style="solid" style:text-underline-width="auto" style:text-underline-color="font-color" style:font-size-asian="12pt" style:font-name-complex="Arial" style:font-size-complex="12pt"/>
    </style:style>
    <style:style style:name="T18" style:family="text">
      <style:text-properties fo:color="#000000" style:font-name="inherit" fo:font-size="12pt" style:text-underline-style="none" style:font-size-asian="12pt" style:font-name-complex="Arial" style:font-size-complex="12pt"/>
    </style:style>
    <style:style style:name="T19" style:family="text">
      <style:text-properties fo:color="#000000" style:font-name="inherit" fo:font-size="12pt" style:font-name-asian="Calibri" style:font-size-asian="12pt" style:font-name-complex="Arial" style:font-size-complex="12pt"/>
    </style:style>
    <style:style style:name="T20" style:family="text">
      <style:text-properties fo:color="#000000" style:font-name="inherit" fo:font-size="12pt" fo:font-weight="normal" style:font-name-asian="Calibri" style:font-size-asian="12pt" style:font-weight-asian="normal" style:font-name-complex="Arial" style:font-size-complex="12pt" style:font-weight-complex="normal"/>
    </style:style>
    <style:style style:name="T21" style:family="text">
      <style:text-properties style:text-underline-styl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
        <style:list-level-properties text:space-before="0.75in" text:min-label-width="0.25in"/>
        <style:text-properties style:font-name="Symbol"/>
      </text:list-level-style-bullet>
      <text:list-level-style-bullet text:level="3" text:style-name="WW_5f_CharLFO1LVL3" text:bullet-char="">
        <style:list-level-properties text:space-before="1.25in" text:min-label-width="0.25in"/>
        <style:text-properties style:font-name="Symbol"/>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
        <style:list-level-properties text:space-before="2.25in" text:min-label-width="0.25in"/>
        <style:text-properties style:font-name="Symbol"/>
      </text:list-level-style-bullet>
      <text:list-level-style-bullet text:level="6" text:style-name="WW_5f_CharLFO1LVL6" text:bullet-char="">
        <style:list-level-properties text:space-before="2.75in" text:min-label-width="0.25in"/>
        <style:text-properties style:font-name="Symbol"/>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
        <style:list-level-properties text:space-before="3.75in" text:min-label-width="0.25in"/>
        <style:text-properties style:font-name="Symbol"/>
      </text:list-level-style-bullet>
      <text:list-level-style-bullet text:level="9" text:style-name="WW_5f_CharLFO1LVL9" text:bullet-char="">
        <style:list-level-properties text:space-before="4.25in" text:min-label-width="0.2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ssessment task 1</text:p>
      <text:p text:style-name="Title">Ciarán Maher 11th-July-2016</text:p>
      <text:p text:style-name="Title">KTQ0855</text:p>
      <text:p text:style-name="Normal"/>
      <text:p text:style-name="P2">Project Management</text:p>
      <text:p text:style-name="P3"/>
      <text:p text:style-name="P3"/>
      <text:p text:style-name="P3"/>
      <text:p text:style-name="P3"/>
      <text:p text:style-name="P1"/>
      <text:h text:style-name="Heading_20_1" text:outline-level="1"><text:span text:style-name="Heading_20_1_20_Char"><text:span text:style-name="T2">1.1 Describe three of the principles of project management.</text:span></text:span></text:h>
      <text:list xml:id="list6353800635940235074" text:style-name="L4">
        <text:list-item>
          <text:p text:style-name="P14"><text:span text:style-name="Heading_20_1_20_Char"><text:span text:style-name="T3">Vision and Mission</text:span></text:span></text:p>
          <text:p text:style-name="P14"><text:span text:style-name="Heading_20_1_20_Char"><text:span text:style-name="T3">In order to be successfully executed, every project should begin with a clear goal firmly in mind. This is effectively accomplished by articulating the Vision and Mission of the project so it is crystal-clear to everyone. Creating a vision and mission for the project helps clarify the expected outcome or desired state, and how it will be accomplished.</text:span></text:span></text:p>
        </text:list-item>
        <text:list-item>
          <text:p text:style-name="P14"><text:span text:style-name="Heading_20_1_20_Char"><text:span text:style-name="T3">Business Objectives</text:span></text:span></text:p>
          <text:p text:style-name="P14"><text:span text:style-name="Heading_20_1_20_Char"><text:span text:style-name="T3">The next step is to establish two to three goals or objectives for the project. Is it being implemented to increase sales and profit, customer loyalty, employee productivity and morale, or product/service quality? Also, it's important to specifically quantify the amount of improvement that is expected, instead of being vague.</text:span></text:span></text:p>
        </text:list-item>
        <text:list-item>
          <text:p text:style-name="P14"><text:span text:style-name="Heading_20_1_20_Char"><text:span text:style-name="T3">Standards of Engagement</text:span></text:span></text:p>
          <text:p text:style-name="P14"><text:span text:style-name="Heading_20_1_20_Char"><text:span text:style-name="T3">Simply put, this means establishing who will be part of the project team? What will be the frequency of meetings? What are the meeting ground rules? Who is the project owner? Who is designated to take notes, and distribute project meeting minutes and action steps? This goes along with any other meeting protocol that needs to be clarified.</text:span></text:span></text:p>
        </text:list-item>
      </text:list>
      <text:h text:style-name="Heading_20_1" text:outline-level="1">1.2 Explain three of the benefits of project management.</text:h>
      <text:p text:style-name="P12">1. Better Efficiency in Delivering Services: Project management provides a “roadmap" that is easily followed and leads to project completion. Once you know where to avoid the bumps and potholes, it stands to reason that you’re going to be working smarter and not harder and longer.</text:p>
      <text:p text:style-name="P12">2. Improved / Increased / Enhanced Customer Satisfaction: Whenever you get a project done on time and under budget, the client walks away happy. And a happy client is one you’ll see again. Smart project management provides the tools that enable this client/manager relationship to continue.</text:p>
      <text:p text:style-name="P12">3. Enhanced Effectiveness in Delivering Services: The same strategies that allowed you to successfully complete one project will serve you many times over.</text:p>
      <text:h text:style-name="Heading_20_1" text:outline-level="1"><text:soft-page-break/>1.3 Define what the Mc Kinsey 7S model or SWOT analysis stands for. (Only one of these models is required). For instance, in the case of SWOT, say what the four letters S.W.O.T. represent and show how these four terms may be applied to the above mentioned Fortuna bank by giving a brief example of each term.</text:h>
      <text:list xml:id="list7633768367061739466" text:style-name="L5">
        <text:list-item>
          <text:p text:style-name="P13">A <text:span text:style-name="T1">S</text:span>(trengths)<text:span text:style-name="T1">W</text:span>(eaknesses)<text:span text:style-name="T1">O</text:span>(ppurtunities)<text:span text:style-name="T1">T</text:span>(hreats) analysis is a study undertaken by an organisation or team; to identify internal strengths and weaknesses, as well as any external opportunities and threats.</text:p>
        </text:list-item>
      </text:list>
      <text:h text:style-name="Heading_20_1" text:outline-level="1">1.4 Discuss three possible risks to successful completion of projects.</text:h>
      <text:list xml:id="list3001223409297144122" text:style-name="L6">
        <text:list-item>
          <text:p text:style-name="P15">Product size risk i.e. the n<text:span text:style-name="T6">umber of users of the product?</text:span></text:p>
          <text:p text:style-name="P15"><text:span text:style-name="T6">As the number of users increases the cost of producing a product tends to go down, ensuring greater profits. However, if the userbase increases too quickly then necessary infrastructure may fail to meet demand, causing delays and/or cancellations. </text:span></text:p>
        </text:list-item>
      </text:list>
      <text:p text:style-name="Normal"/>
      <text:list xml:id="list40340301" text:continue-numbering="true" text:style-name="L6">
        <text:list-item>
          <text:p text:style-name="P15">Business impact risks i.e. the sophistication of end users?</text:p>
          <text:p text:style-name="P15">If a product is not designed in a way that is intuitive to its' intended end users, then the project may ultimately fail</text:p>
          <text:p text:style-name="P15"/>
        </text:list-item>
        <text:list-item>
          <text:p text:style-name="P15">Customer related risks <text:s/>i.e. does the customer understand the software engineering process?</text:p>
          <text:p text:style-name="P15">Should a customer become impatient or frustrated with the software development life cycle then an entire project may be cancelled without ever seeing completion.</text:p>
          <text:p text:style-name="P15"/>
        </text:list-item>
      </text:list>
      <text:p text:style-name="P17"><text:span text:style-name="Heading_20_1_20_Char"><text:span text:style-name="T2">1.5 Having defined the risks give at least two examples of how to mitigate for risks.</text:span></text:span></text:p>
      <text:list xml:id="list40346187" text:continue-list="list40340301" text:style-name="L6">
        <text:list-item text:start-value="1">
          <text:p text:style-name="P15">Product size risk i.e. the n<text:span text:style-name="T6">umber of users of the product?</text:span></text:p>
          <text:list>
            <text:list-item>
              <text:p text:style-name="P15"><text:span text:style-name="T6">Ensuring the finished product is robust and scalable, will provide the greatest mitigation for this type of risk.</text:span></text:p>
            </text:list-item>
            <text:list-item>
              <text:p text:style-name="P15"><text:span text:style-name="T6">A staged or beta relase schedule can also provide immediate feedback on market penetration and user adoption rates; ensuring anticipation and ultimately mitigation of this type of risk.</text:span></text:p>
            </text:list-item>
          </text:list>
        </text:list-item>
      </text:list>
      <text:p text:style-name="Normal"/>
      <text:list xml:id="list40336869" text:continue-numbering="true" text:style-name="L6">
        <text:list-item>
          <text:p text:style-name="P15">Business impact risks i.e. the sophistication of end users?</text:p>
          <text:list>
            <text:list-item>
              <text:p text:style-name="P15"><text:soft-page-break/>Ensuring constant feedback from typical end users, at all levels of design stages, will mitigate this risk and ensure project completion.</text:p>
            </text:list-item>
            <text:list-item>
              <text:p text:style-name="P15">Thorough care to provide the most intuitive and compelling user experience, by comparing to similar projects; can provide a useful tool for mitigating this type of risk..</text:p>
            </text:list-item>
          </text:list>
          <text:p text:style-name="P15"/>
        </text:list-item>
        <text:list-item>
          <text:p text:style-name="P15">Customer related risks <text:s/>i.e. does the customer understand the software engineering process?</text:p>
          <text:list>
            <text:list-item>
              <text:p text:style-name="P15">Providing regular consultation with customers and other project owners, regarding the current stage of the development process; will provide a clear method of mitigating this risk.</text:p>
            </text:list-item>
          </text:list>
        </text:list-item>
        <text:list-item>
          <text:p text:style-name="P15">Working to a soft and hard deadline schedule; can ensure that the customer need never experience, let alone understand, the software engineering process. This will minimise the risk even further.<text:line-break/></text:p>
          <text:p text:style-name="P15"><text:span text:style-name="Heading_20_1_20_Char"><text:span text:style-name="T2">2.1 Briefly define SMART goals which are used to set clear objectives for projects.</text:span></text:span></text:p>
        </text:list-item>
      </text:list>
      <text:p text:style-name="Standard">SMART Goals</text:p>
      <text:list xml:id="list3841250679079650213" text:style-name="L15">
        <text:list-item>
          <text:p text:style-name="P20">Specific</text:p>
          <text:list>
            <text:list-header>
              <text:p text:style-name="P21">Well defined</text:p>
              <text:p text:style-name="P21">Clear to anyone that has a basic knowledge of the project</text:p>
            </text:list-header>
          </text:list>
        </text:list-item>
        <text:list-item>
          <text:p text:style-name="P20">Measurable</text:p>
          <text:list>
            <text:list-header>
              <text:p text:style-name="P21">Know if the goal is obtainable and how far away completion is</text:p>
              <text:p text:style-name="P21">Find out when you have achieved your goal</text:p>
            </text:list-header>
          </text:list>
        </text:list-item>
        <text:list-item>
          <text:p text:style-name="P20">Agreed Upon</text:p>
          <text:list>
            <text:list-header>
              <text:p text:style-name="P21">Agreement with all the stakeholders what the goals should be</text:p>
            </text:list-header>
          </text:list>
        </text:list-item>
        <text:list-item>
          <text:p text:style-name="P20">Realistic</text:p>
          <text:list>
            <text:list-header>
              <text:p text:style-name="P21">Within the availability of resources, knowledge and time</text:p>
            </text:list-header>
          </text:list>
        </text:list-item>
        <text:list-item>
          <text:p text:style-name="P20">Time-Based</text:p>
          <text:list>
            <text:list-header>
              <text:p text:style-name="P21">Enough time to achieve the goal</text:p>
              <text:p text:style-name="P21">Not too much time, which can affect project performance</text:p>
            </text:list-header>
          </text:list>
        </text:list-item>
      </text:list>
      <text:p text:style-name="Standard"><text:span text:style-name="Heading_20_1_20_Char"><text:span text:style-name="T2"/></text:span></text:p>
      <text:p text:style-name="Standard"><text:span text:style-name="Heading_20_1_20_Char"><text:span text:style-name="T2">2.2 In terms of project resource requirements what is a resource?</text:span></text:span></text:p>
      <text:p text:style-name="Standard">In project management terminology, resources are required to carry out the project tasks. They can be people, equipment, facilities, funding, or anything else capable of definition (usually other than labour) required for the completion of a project activity.</text:p>
      <text:p text:style-name="P23"><text:span text:style-name="Heading_20_1_20_Char"><text:span text:style-name="T2">2.3 In terms of project communication what does the project manager need to determine?<text:line-break/></text:span></text:span><text:span text:style-name="Heading_20_1_20_Char"><text:span text:style-name="T5">In terms of project communicat, the project manager should determine and then outline a communication plan with the following key elements:</text:span></text:span></text:p>
      <text:p text:style-name="Standard"><text:span text:style-name="Heading_20_1_20_Char"><text:span text:style-name="T5"/></text:span></text:p>
      <text:list xml:id="list8136421127059409131" text:style-name="L16">
        <text:list-item>
          <text:p text:style-name="P22"><text:span text:style-name="Heading_20_1_20_Char"><text:span text:style-name="T5">A brief background for the communication plan<text:line-break/>This should include the goals, vision and any conclusions of the communication plan.</text:span></text:span></text:p>
        </text:list-item>
        <text:list-item>
          <text:p text:style-name="P22"><text:span text:style-name="Heading_20_1_20_Char"><text:span text:style-name="T5">Stakeholder Analysis<text:line-break/>Stakeholder Analysis matrices provides clearer understanding of the various opinions, influences and interests that go into the project that is being managed.</text:span></text:span></text:p>
        </text:list-item>
        <text:list-item>
          <text:p text:style-name="P22"><text:span text:style-name="Heading_20_1_20_Char"><text:span text:style-name="T5">Clearly stated objectives<text:line-break/>Clearly laying out what is trying to be achieved with the communication plan and the overall project; is fundamental to circumventing the differences between 'Business Objectives' and 'Communication Objectives'. Utilising the 'SMART' goals paradigm can be the difference between a successful project and a costly, time-wasting project.</text:span></text:span></text:p>
        </text:list-item>
        <text:list-item>
          <text:p text:style-name="P22"><text:span text:style-name="Heading_20_1_20_Char"><text:span text:style-name="T5">The communication strategy<text:line-break/>Highlighting a clear communication strategy defines how objectives will be achieved and provides a useful 'sounding-board', ensuring sufficient analysis has been completed and that objectives can be broken down and understood. If the strategy does not come about naturally based on the project objectives and research findings; then the project manager should consider returning to these stages.</text:span></text:span></text:p>
        </text:list-item>
        <text:list-item>
          <text:p text:style-name="P22"><text:span text:style-name="Heading_20_1_20_Char"><text:span text:style-name="T5">Potential issues and risks<text:line-break/>Issues management is all about catching problems before they become crises. A well-prepared communication plan should help <text:s/>to prepare for that. </text:span></text:span></text:p>
        </text:list-item>
      </text:list>
      <text:p text:style-name="Standard"/>
      <text:p text:style-name="P23"/>
      <text:list xml:id="list1022064559534646499" text:style-name="L2">
        <text:list-item>
          <text:list>
            <text:list-item>
              <text:p text:style-name="P19"><text:span text:style-name="Heading_20_1_20_Char"><text:span text:style-name="T2">How does a project manager allocate different roles and responsibilities within a project team? A brief description of criteria will be sufficient.</text:span></text:span></text:p>
            </text:list-item>
          </text:list>
        </text:list-item>
      </text:list>
      <text:h text:style-name="P4" text:outline-level="2"><text:span text:style-name="Heading_20_1_20_Char"><text:span text:style-name="T7">Areas of Expertise</text:span></text:span></text:h>
      <table:table table:name="Table1" table:style-name="Table1">
        <table:table-column table:style-name="Table1.A"/>
        <table:table-column table:style-name="Table1.B"/>
        <table:table-header-rows>
          <table:table-row>
            <table:table-cell table:style-name="Table1.A1" office:value-type="string">
              <text:p text:style-name="P5"><text:span text:style-name="Strong_20_Emphasis"><text:span text:style-name="T8">Expertise/Skill</text:span></text:span></text:p>
            </table:table-cell>
            <table:table-cell table:style-name="Table1.A1" office:value-type="string">
              <text:p text:style-name="P5"><text:span text:style-name="Strong_20_Emphasis"><text:span text:style-name="T8">Responsibilities</text:span></text:span></text:p>
            </table:table-cell>
          </table:table-row>
        </table:table-header-rows>
        <table:table-row>
          <table:table-cell table:style-name="Table1.A2" office:value-type="string">
            <text:p text:style-name="P9"><text:span text:style-name="Strong_20_Emphasis"><text:span text:style-name="T18">Accessibility</text:span></text:span></text:p>
          </table:table-cell>
          <table:table-cell table:style-name="Table1.A2" office:value-type="string">
            <text:p text:style-name="P6">Reviews requirements and audits products for 508 compliance. Performs issue management and remediates products when necessary.</text:p>
          </table:table-cell>
        </table:table-row>
        <table:table-row>
          <table:table-cell table:style-name="Table1.A2" office:value-type="string">
            <text:p text:style-name="P8"><text:span text:style-name="Strong_20_Emphasis"><text:span text:style-name="T9">Business Analysis</text:span></text:span></text:p>
          </table:table-cell>
          <table:table-cell table:style-name="Table1.A2" office:value-type="string">
            <text:p text:style-name="P6">Develops and maintains requirements documentation. Post project, finalize requirements documentation and archive as appropriate.</text:p>
          </table:table-cell>
        </table:table-row>
        <table:table-row>
          <table:table-cell table:style-name="Table1.A2" office:value-type="string">
            <text:p text:style-name="P8"><text:span text:style-name="Strong_20_Emphasis"><text:span text:style-name="T9">Change Management</text:span></text:span></text:p>
          </table:table-cell>
          <table:table-cell table:style-name="Table1.A2" office:value-type="string">
            <text:p text:style-name="P6">Focuses on changes to business processes, technological function, team roles and responsibilities, organization structures, and the impacts of these changes on budget.</text:p>
          </table:table-cell>
        </table:table-row>
        <table:table-row>
          <table:table-cell table:style-name="Table1.A2" office:value-type="string">
            <text:p text:style-name="P9"><text:span text:style-name="Strong_20_Emphasis"><text:span text:style-name="T18">Content Strategy</text:span></text:span></text:p>
          </table:table-cell>
          <table:table-cell table:style-name="Table1.A2" office:value-type="string">
            <text:p text:style-name="P6">Responsible for writing content using Plain Language and search optimization techniques, developing content style guides, planning editorial calendars, and creating a sustainable governance model for the site and its stakeholder to follow.</text:p>
          </table:table-cell>
        </table:table-row>
        <table:table-row>
          <table:table-cell table:style-name="Table1.A2" office:value-type="string">
            <text:p text:style-name="P8"><text:span text:style-name="Strong_20_Emphasis"><text:span text:style-name="T9">Enterprise Architecture</text:span></text:span></text:p>
          </table:table-cell>
          <table:table-cell table:style-name="Table1.A2" office:value-type="string">
            <text:p text:style-name="P6">Focuses on making sure that business mission and information technology assets are aligned. Delivers a system architecture that supports, efficient, adaptable, and a secure environment able to meet the business needs.</text:p>
          </table:table-cell>
        </table:table-row>
        <table:table-row>
          <table:table-cell table:style-name="Table1.A2" office:value-type="string">
            <text:p text:style-name="P9"><text:span text:style-name="Strong_20_Emphasis"><text:span text:style-name="T18">Information Architecture</text:span></text:span></text:p>
          </table:table-cell>
          <table:table-cell table:style-name="Table1.A2" office:value-type="string">
            <text:p text:style-name="P6">Focuses on creating effective and logical organizational structures that help identify relationships between pieces of content and facilitate the finding of information. Responsible for designing the navigation system, producing the sitemap, defining image/file repository rules, defining naming conventions, and informing wireframing from an information organization point-of-view.</text:p>
          </table:table-cell>
        </table:table-row>
        <table:table-row>
          <table:table-cell table:style-name="Table1.A2" office:value-type="string">
            <text:p text:style-name="P9"><text:span text:style-name="Strong_20_Emphasis"><text:span text:style-name="T18">Interaction Design</text:span></text:span></text:p>
          </table:table-cell>
          <table:table-cell table:style-name="Table1.A2" office:value-type="string">
            <text:p text:style-name="P6">Uses information about user goals and behavior to design processes and functions that help users interact with the system and achieve their goals. Responsible for identifying those key interactions and wireframing and prototyping them.</text:p>
          </table:table-cell>
        </table:table-row>
        <table:table-row>
          <table:table-cell table:style-name="Table1.A2" office:value-type="string">
            <text:p text:style-name="P8"><text:span text:style-name="Strong_20_Emphasis"><text:span text:style-name="T9">Marketing</text:span></text:span></text:p>
          </table:table-cell>
          <table:table-cell table:style-name="Table1.A2" office:value-type="string">
            <text:p text:style-name="P6">Focuses on developing inbound and outbound strategies for gaining exposure and attracting intended audiences to the product.</text:p>
          </table:table-cell>
        </table:table-row>
        <table:table-row>
          <table:table-cell table:style-name="Table1.A2" office:value-type="string">
            <text:p text:style-name="P9"><text:span text:style-name="Strong_20_Emphasis"><text:span text:style-name="T18">Metrics Analysis</text:span></text:span></text:p>
          </table:table-cell>
          <table:table-cell table:style-name="Table1.A2" office:value-type="string">
            <text:p text:style-name="P6">Responsible for the measurement, collection, analysis and reporting of collected data to understand and <text:soft-page-break/>optimize the usage of and performance related to the product.</text:p>
          </table:table-cell>
        </table:table-row>
        <table:table-row>
          <table:table-cell table:style-name="Table1.A2" office:value-type="string">
            <text:p text:style-name="P9"><text:span text:style-name="Strong_20_Emphasis"><text:span text:style-name="T18">Project Management</text:span></text:span></text:p>
          </table:table-cell>
          <table:table-cell table:style-name="Table1.A2" office:value-type="string">
            <text:p text:style-name="P6">Develops Project Plan, acquires project resources, and leads kickoff meeting. Oversees project tasks and report project status. Maintain list of Lessons Learned and lead Lessons Learned meeting.</text:p>
          </table:table-cell>
        </table:table-row>
        <table:table-row>
          <table:table-cell table:style-name="Table1.A2" office:value-type="string">
            <text:p text:style-name="P8"><text:span text:style-name="Strong_20_Emphasis"><text:span text:style-name="T9">Quality Assurance</text:span></text:span></text:p>
          </table:table-cell>
          <table:table-cell table:style-name="Table1.A2" office:value-type="string">
            <text:p text:style-name="P6">Develop QA Plan and audit and report on compliance with the plan. Identify, collect, monitor, and report QA metrics. Participate in and assist others with the execution of QA activities such as walkthroughs, peer reviews, etc.</text:p>
          </table:table-cell>
        </table:table-row>
        <table:table-row>
          <table:table-cell table:style-name="Table1.A2" office:value-type="string">
            <text:p text:style-name="P8"><text:span text:style-name="Strong_20_Emphasis"><text:span text:style-name="T9">Subject Matter Expertise</text:span></text:span></text:p>
          </table:table-cell>
          <table:table-cell table:style-name="Table1.A2" office:value-type="string">
            <text:p text:style-name="P6">Provides expertise related to the topics, contributes content, and helps verify final product presents factual information.</text:p>
          </table:table-cell>
        </table:table-row>
        <table:table-row>
          <table:table-cell table:style-name="Table1.A2" office:value-type="string">
            <text:p text:style-name="P8"><text:span text:style-name="Strong_20_Emphasis"><text:span text:style-name="T9">Technical Development</text:span></text:span></text:p>
          </table:table-cell>
          <table:table-cell table:style-name="Table1.A2" office:value-type="string">
            <text:p text:style-name="P6">Responsible for the set-up and maintenance of the content management system, CSS, JavaScript, or other programming related to the site. Should be skilled in developing accessible content and features.</text:p>
          </table:table-cell>
        </table:table-row>
        <table:table-row>
          <table:table-cell table:style-name="Table1.A2" office:value-type="string">
            <text:p text:style-name="P9"><text:span text:style-name="Strong_20_Emphasis"><text:span text:style-name="T18">User Research</text:span></text:span></text:p>
          </table:table-cell>
          <table:table-cell table:style-name="Table1.A2" office:value-type="string">
            <text:p text:style-name="P6">Responsible for implementing various research methodologies to help gain understanding of user needs and behaviors. Performs the testing, analyzes and reports results, and makes recommendations.</text:p>
          </table:table-cell>
        </table:table-row>
        <table:table-row table:style-name="Table1.16">
          <table:table-cell table:style-name="Table1.A16" office:value-type="string">
            <text:p text:style-name="P9"><text:span text:style-name="Strong_20_Emphasis"><text:span text:style-name="T18">Usability Testing</text:span></text:span></text:p>
          </table:table-cell>
          <table:table-cell table:style-name="Table1.A2" office:value-type="string">
            <text:p text:style-name="P6">Focused on evaluating the quality of a user's experience when interacting with a product or system. Tests, analyzes and reports results, and makes recommendations to improve effectiveness, efficiency, and overall satisfaction of the user.</text:p>
          </table:table-cell>
        </table:table-row>
        <table:table-row>
          <table:table-cell table:style-name="Table1.A2" office:value-type="string">
            <text:p text:style-name="P9"><text:span text:style-name="Strong_20_Emphasis"><text:span text:style-name="T18">User Interface Design</text:span></text:span></text:p>
          </table:table-cell>
          <table:table-cell table:style-name="Table1.A2" office:value-type="string">
            <text:p text:style-name="P6">Focused on creating consistent and predictable interface layouts. Responsible for contributing to the wireframes, prototypes, and navigational elements.</text:p>
          </table:table-cell>
        </table:table-row>
        <table:table-row>
          <table:table-cell table:style-name="Table1.A2" office:value-type="string">
            <text:p text:style-name="P9"><text:span text:style-name="Strong_20_Emphasis"><text:span text:style-name="T18">Visual Design</text:span></text:span></text:p>
          </table:table-cell>
          <table:table-cell table:style-name="Table1.A2" office:value-type="string">
            <text:p text:style-name="P10">Focuses on the aesthetics of a user interface and any related materials by strategically implementing typography, images, and colors.</text:p>
          </table:table-cell>
        </table:table-row>
      </table:table>
      <text:p text:style-name="P7"><text:span text:style-name="Heading_20_1_20_Char"><text:span text:style-name="T4">Source: </text:span></text:span><text:span text:style-name="Heading_20_1_20_Char"><text:span text:style-name="T2"><text:line-break/></text:span></text:span><text:span text:style-name="Heading_20_1_20_Char"><text:span text:style-name="T20">https://www.usability.gov/how-to-and-tools/methods/project-team.html</text:span></text:span></text:p>
      <text:h text:style-name="P11" text:outline-level="1">3.1 Why do we use management tools in project management and name at least one commonly used tool.</text:h>
      <text:p text:style-name="Standard">We use management tools to ensure continuing effective communication throughout the project. A great free example of a commonly used tool is “Trello”.</text:p>
      <text:p text:style-name="Standard"><draw:frame draw:style-name="fr1" draw:name="graphics1" text:anchor-type="paragraph" svg:width="6.2681in" svg:height="4.2047in" draw:z-index="0"><draw:image xlink:href="Pictures/200000070000742B00004DEF54298B96.svm" xlink:type="simple" xlink:show="embed" xlink:actuate="onLoad"/></draw:frame></text:p>
      <text:h text:style-name="P11" text:outline-level="1">3.2 Briefly discuss the possible impact of not using one of these tools.</text:h>
      <text:p text:style-name="Standard"/>
      <text:h text:style-name="P11" text:outline-level="1">3.3 Define the critical path of a project.</text:h>
      <text:p text:style-name="Standard"/>
      <text:h text:style-name="P11" text:outline-level="1">3.4 For the current ATM system create an overall WBS <text:bookmark-start text:name="DDE_LINK"/>(Work Breakdown Structure)<text:bookmark-end text:name="DDE_LINK"/>. <text:s/>Define one of the tasks or deliverables needed in one of the categories. For the others, a generic descriptor such as Task B or 2.1 will suffice.</text:h>
      <text:h text:style-name="P11" text:outline-level="1"/>
      <text:list xml:id="list503029457232667238" text:style-name="L3">
        <text:list-item>
          <text:list>
            <text:list-item>
              <text:p text:style-name="P18"><text:span text:style-name="Heading_20_1_20_Char"><text:span text:style-name="T2">Using the WBS (Work Breakdown Structure) create a Gantt chart in Excel which must specify start date, end date and duration of each of the tasks.</text:span></text:span></text:p>
            </text:list-item>
          </text:list>
        </text:list-item>
      </text:list>
      <text:p text:style-name="P17"><text:span text:style-name="Heading_20_1_20_Char"><text:span text:style-name="T2"/></text:span></text:p>
      <text:p text:style-name="P23"><text:span text:style-name="Heading_20_1_20_Char"><text:span text:style-name="T2">4.1 Describe a lessons learned document including when and why is it created?</text:span></text:span></text:p>
      <text:p text:style-name="Standard"/>
      <text:p text:style-name="P17"><text:span text:style-name="Heading_20_1_20_Char"><text:span text:style-name="T2">4.2 Using the WBS (Work Breakdown Structure) created above, create a sample chart to review the project against original proposals and say why you would do thi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arial, sans-serif"/>
    <style:font-face style:name="OpenSymbol" svg:font-family="OpenSymbol"/>
    <style:font-face style:name="Times New Roman1" svg:font-family="'Times New Roman'"/>
    <style:font-face style:name="arial" svg:font-family="arial, sans-serif"/>
    <style:font-face style:name="inherit" svg:font-family="inherit"/>
    <style:font-face style:name="segoe uiregular" svg:font-family="'segoe uiregular'"/>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fo:hyphenation-ladder-count="no-limit" style:text-autospace="none"/>
      <style:text-properties fo:color="#000000" style:font-name="Arial" fo:font-size="12pt" style:font-size-asian="12pt" style:font-name-complex="Arial" style:font-size-complex="12pt" fo:hyphenate="false" fo:hyphenation-remain-char-count="0" fo:hyphenation-push-char-count="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in"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Normal" style:next-style-name="Normal" style:class="chapter">
      <style:paragraph-properties fo:margin-top="0in" fo:margin-bottom="0.2083in" fo:line-height="100%" fo:hyphenation-ladder-count="no-limit" fo:padding-left="0in" fo:padding-right="0in" fo:padding-top="0in" fo:padding-bottom="0.0555in" fo:border-left="none" fo:border-right="none" fo:border-top="none" fo:border-bottom="0.0138in solid #4f81bd" style:shadow="none"/>
      <style:text-properties fo:color="#17365d" style:font-name="Cambria" fo:font-size="26pt" fo:letter-spacing="0.0035in" style:letter-kerning="true" style:font-name-asian="Times New Roman" style:font-size-asian="26pt" style:font-size-complex="26pt" fo:hyphenate="fals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font-size="12pt" fo:letter-spacing="0.0102in" fo:font-style="italic" style:font-name-asian="Times New Roman" style:font-size-asian="12pt" style:font-style-asian="italic" style:font-size-complex="12pt" style:font-style-complex="italic" fo:hyphenate="false" fo:hyphenation-remain-char-count="0" fo:hyphenation-push-char-count="0"/>
    </style:style>
    <style:style style:name="Header" style:family="paragraph" style:parent-style-name="Normal" style:class="extra">
      <style:paragraph-properties fo:margin-top="0in" fo:margin-bottom="0in" fo:line-height="100%"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in" fo:margin-bottom="0in" fo:line-height="100%"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No_20_Spacing" style:display-name="No Spacing" style:family="paragraph">
      <style:paragraph-properties fo:margin-top="0in" fo:margin-bottom="0in" fo:line-height="100%"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margin-top="0.139in" fo:margin-bottom="0.139in" fo:hyphenation-ladder-count="no-limit" fo:text-indent="0in" style:auto-text-indent="false" style:vertical-align="auto">
        <style:tab-stops/>
      </style:paragraph-properties>
      <style:text-properties fo:color="#000000" fo:font-size="10pt" style:font-size-asian="10pt" style:language-asian="en" style:country-asian="IE" style:font-name-complex="Calibri" style:font-size-complex="10pt" fo:hyphenate="false" fo:hyphenation-remain-char-count="0" fo:hyphenation-push-char-count="0"/>
    </style:style>
    <style:style style:name="Normal_20__28_Web_29_" style:display-name="Normal (Web)" style:family="paragraph" style:parent-style-name="Normal">
      <style:paragraph-properties fo:margin-top="0.0693in" fo:margin-bottom="0.0693in" fo:line-height="100%" fo:hyphenation-ladder-count="no-limit" style:vertical-align="auto"/>
      <style:text-properties style:font-name="Times New Roman" fo:font-size="12pt" style:font-name-asian="Times New Roman" style:font-size-asian="12pt" style:language-asian="en" style:country-asian="IE" style:font-size-complex="12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Subtitle_20_Char" style:display-name="Subtitle Char" style:family="text" style:parent-style-name="Default_20_Paragraph_20_Font">
      <style:text-properties fo:color="#4f81bd" style:font-name="Cambria" fo:font-size="12pt" fo:letter-spacing="0.0102in" fo:font-style="italic" style:font-name-asian="Times New Roman" style:font-size-asian="12pt" style:font-style-asian="italic" style:font-name-complex="Times New Roman" style:font-size-complex="12pt" style:font-style-complex="italic"/>
    </style:style>
    <style:style style:name="Header_20_Char" style:display-name="Header Char" style:family="text" style:parent-style-name="Default_20_Paragraph_20_Font">
      <style:text-properties style:font-name="Calibri" style:font-name-asian="Calibri" style:font-name-complex="Times New Roman"/>
    </style:style>
    <style:style style:name="Footer_20_Char" style:display-name="Footer Char" style:family="text" style:parent-style-name="Default_20_Paragraph_20_Font">
      <style:text-properties style:font-name="Calibri" style:font-name-asian="Calibri" style:font-name-complex="Times New Roman"/>
    </style:style>
    <style:style style:name="apple-converted-space" style:family="text" style:parent-style-name="Default_20_Paragraph_20_Font"/>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Symbol" fo:font-size="10pt" style:font-size-asian="10pt"/>
    </style:style>
    <style:style style:name="WW_5f_CharLFO1LVL3" style:display-name="WW_CharLFO1LVL3" style:family="text">
      <style:text-properties style:font-name="Symbol" fo:font-size="10pt" style:font-size-asian="10pt"/>
    </style:style>
    <style:style style:name="WW_5f_CharLFO1LVL4" style:display-name="WW_CharLFO1LVL4" style:family="text">
      <style:text-properties style:font-name="Symbol" fo:font-size="10pt" style:font-size-asian="10pt"/>
    </style:style>
    <style:style style:name="WW_5f_CharLFO1LVL5" style:display-name="WW_CharLFO1LVL5" style:family="text">
      <style:text-properties style:font-name="Symbol" fo:font-size="10pt" style:font-size-asian="10pt"/>
    </style:style>
    <style:style style:name="WW_5f_CharLFO1LVL6" style:display-name="WW_CharLFO1LVL6" style:family="text">
      <style:text-properties style:font-name="Symbol" fo:font-size="10pt" style:font-size-asian="10pt"/>
    </style:style>
    <style:style style:name="WW_5f_CharLFO1LVL7" style:display-name="WW_CharLFO1LVL7" style:family="text">
      <style:text-properties style:font-name="Symbol" fo:font-size="10pt" style:font-size-asian="10pt"/>
    </style:style>
    <style:style style:name="WW_5f_CharLFO1LVL8" style:display-name="WW_CharLFO1LVL8" style:family="text">
      <style:text-properties style:font-name="Symbol" fo:font-size="10pt" style:font-size-asian="10pt"/>
    </style:style>
    <style:style style:name="WW_5f_CharLFO1LVL9" style:display-name="WW_CharLFO1LVL9" style:family="text">
      <style:text-properties style:font-name="Symbol" fo:font-size="10pt" style:font-size-asian="10pt"/>
    </style:style>
    <style:style style:name="Numbering_20_Symbols" style:display-name="Numbering Symbols" style:family="text">
      <style:text-properties style:font-name-asian="Calibri"/>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in" fo:margin-right="1in" style:writing-mode="lr-tb" style:footnote-max-height="0in">
        <style:footnote-sep style:width="0.0071in"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Page <text:span text:style-name="Default_20_Paragraph_20_Font"><text:span text:style-name="MT1"><text:page-number text:select-page="current">13</text:page-number></text:span></text:span> of <text:span text:style-name="Default_20_Paragraph_20_Font"><text:span text:style-name="MT1"><text:page-count>13</text:page-count></text:span></text:span></text:p>
        <text:p text:style-name="Header"/>
      </style:header>
      <style:footer>
        <text:p text:style-name="Footer">ICT_Procedural Programmi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blue20</meta:initial-creator>
    <dc:creator>Ciaran Maher</dc:creator>
    <meta:creation-date>2016-05-30T12:55:00Z</meta:creation-date>
    <dc:date>2016-07-11T20:15:33.32</dc:date>
    <meta:editing-cycles>111</meta:editing-cycles>
    <meta:editing-duration>PT2H42M45S</meta:editing-duration>
    <meta:document-statistic meta:table-count="1" meta:image-count="1" meta:object-count="0" meta:page-count="13" meta:paragraph-count="106" meta:word-count="1776" meta:character-count="11786"/>
    <meta:template xlink:type="simple" xlink:actuate="onRequest" xlink:title="" xlink:href="../../../../ICT_ProceduralProgramming/Assignment/Documentation/Assessment%20task%201.odt/Normal"/>
  </office:meta>
</office:document-meta>
</file>